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69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4.851cm"/>
    </style:style>
    <style:style style:name="co10" style:family="table-column">
      <style:table-column-properties fo:break-before="auto" style:column-width="3.348cm"/>
    </style:style>
    <style:style style:name="co11" style:family="table-column">
      <style:table-column-properties fo:break-before="auto" style:column-width="1.67cm"/>
    </style:style>
    <style:style style:name="co12" style:family="table-column">
      <style:table-column-properties fo:break-before="auto" style:column-width="0.91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89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817cm"/>
    </style:style>
    <style:style style:name="co17" style:family="table-column">
      <style:table-column-properties fo:break-before="auto" style:column-width="4.0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" table:number-columns-repeated="1006" table:default-cell-style-name="ce6"/>
        <table:table-row table:style-name="ro2">
          <table:table-cell table:style-name="ce1" table:number-columns-repeated="3"/>
          <table:table-cell table:style-name="ce8" table:number-columns-repeated="6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6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0" office:value-type="string" table:number-columns-spanned="1" table:number-rows-spanned="2">
            <text:p>PERMISSION ONDUTY</text:p>
          </table:table-cell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number-columns-repeated="1005"/>
        </table:table-row>
        <table:table-row table:style-name="ro5">
          <table:covered-table-cell table:number-columns-repeated="2" table:style-name="ce2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9" office:value-type="string">
            <text:p>NO.OF ATTEDNANCE</text:p>
          </table:table-cell>
          <table:covered-table-cell table:style-name="ce8"/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covered-table-cell/>
          <table:table-cell table:number-columns-repeated="1005"/>
        </table:table-row>
        <table:table-row table:style-name="ro6">
          <table:table-cell table:style-name="ce3" office:value-type="string" table:number-columns-spanned="17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6" table:style-name="ce7"/>
          <table:table-cell table:number-columns-repeated="1006"/>
        </table:table-row>
        <table:table-row table:style-name="ro7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office:value-type="string">
            <text:p><text:a xlink:href="python://line['perm_onduty_count']" xlink:type="simple">per_onduty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style-name="ce4" office:value-type="string">
            <text:p><text:a xlink:href="python://line['total']" xlink:type="simple">total_shift_count</text:a></text:p>
          </table:table-cell>
          <table:table-cell table:number-columns-repeated="1005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6"/>
        </table:table-row>
        <table:table-row table:style-name="ro6" table:number-rows-repeated="104856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7-01T00:01:55</dc:date>
    <dc:creator>Dev127 </dc:creator>
    <meta:editing-duration>PT18H14M53S</meta:editing-duration>
    <meta:editing-cycles>47</meta:editing-cycles>
    <meta:generator>LibreOffice/3.5$Linux_x86 LibreOffice_project/350m1$Build-2</meta:generator>
    <meta:document-statistic meta:table-count="3" meta:cell-count="40" meta:object-count="0"/>
  </office:meta>
</office:document-meta>
</file>